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 CJK SC" style:font-name-asian="Noto Sans CJK SC"/>
    </style:style>
    <style:style style:name="P2" style:family="paragraph" style:parent-style-name="Standard">
      <style:text-properties style:font-name="Noto Sans CJK SC" officeooo:rsid="0009b98d" officeooo:paragraph-rsid="0009b98d" style:font-name-asian="Noto Sans CJK SC"/>
    </style:style>
    <style:style style:name="P3" style:family="paragraph" style:parent-style-name="Standard">
      <style:text-properties fo:font-variant="normal" fo:text-transform="none" fo:color="#222222" loext:opacity="100%" style:font-name="Noto Sans CJK SC" fo:letter-spacing="normal" style:font-name-asian="Noto Sans CJK SC"/>
    </style:style>
    <style:style style:name="P4" style:family="paragraph" style:parent-style-name="Standard">
      <style:paragraph-properties fo:orphans="2" fo:widows="2" fo:text-indent="0in" style:auto-text-indent="false"/>
    </style:style>
    <style:style style:name="P5" style:family="paragraph" style:parent-style-name="Standard">
      <style:paragraph-properties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6" style:family="paragraph" style:parent-style-name="Standard">
      <style:paragraph-properties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 style:font-name-asian="Arial" style:font-size-asian="12pt" style:font-style-asian="normal" style:font-weight-asian="normal"/>
    </style:style>
    <style:style style:name="P10" style:family="paragraph" style:parent-style-name="Standard">
      <style:text-properties style:font-name="Noto Sans CJK SC" officeooo:rsid="000a5210" officeooo:paragraph-rsid="000a5210" style:font-name-asian="Noto Sans CJK SC"/>
    </style:style>
    <style:style style:name="P11" style:family="paragraph" style:parent-style-name="Standard">
      <style:text-properties fo:font-variant="normal" fo:text-transform="none" fo:color="#222222" loext:opacity="100%" style:font-name="Noto Sans CJK SC" fo:letter-spacing="normal" officeooo:paragraph-rsid="000a5210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</style:style>
    <style:style style:name="P13" style:family="paragraph" style:parent-style-name="Standard">
      <style:paragraph-properties fo:orphans="2" fo:widows="2" fo:text-indent="0in" style:auto-text-indent="false"/>
      <style:text-properties fo:font-variant="normal" fo:text-transform="none" fo:color="#500050" loext:opacity="100%" style:font-name="Arial" fo:font-size="12pt" fo:letter-spacing="normal" fo:font-style="normal" fo:font-weight="normal"/>
    </style:style>
    <style:style style:name="P14" style:family="paragraph" style:parent-style-name="Standard">
      <style:text-properties fo:font-variant="normal" fo:text-transform="none" fo:color="#222222" loext:opacity="100%" style:font-name="Noto Sans CJK SC" fo:letter-spacing="normal" officeooo:rsid="000a5210" officeooo:paragraph-rsid="000a5210" style:font-name-asian="Noto Sans CJK SC"/>
    </style:style>
    <style:style style:name="P15" style:family="paragraph" style:parent-style-name="Standard">
      <style:paragraph-properties fo:orphans="2" fo:widows="2" fo:text-indent="0in" style:auto-text-indent="false"/>
      <style:text-properties fo:font-variant="normal" fo:text-transform="none" fo:color="#500050" loext:opacity="100%" fo:letter-spacing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00050" loext:opacity="100%" fo:letter-spacing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 officeooo:rsid="000aba18" officeooo:paragraph-rsid="000aba18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-asian="Arial" style:font-size-asian="12pt" style:font-style-asian="normal" style:font-weight-asian="normal"/>
    </style:style>
    <style:style style:name="T3" style:family="text">
      <style:text-properties style:font-name="Arial" fo:font-size="12pt" fo:font-style="normal" fo:font-weight="normal" officeooo:rsid="0009b98d"/>
    </style:style>
    <style:style style:name="T4" style:family="text">
      <style:text-properties style:font-name="Arial" fo:font-size="12pt" fo:font-style="normal" fo:font-weight="normal" officeooo:rsid="000a5210" style:font-name-asian="Noto Sans CJK SC"/>
    </style:style>
    <style:style style:name="T5" style:family="text">
      <style:text-properties officeooo:rsid="000a5210" style:font-name-asian="Arial" style:font-size-asian="12pt" style:font-style-asian="normal" style:font-weight-asian="normal"/>
    </style:style>
    <style:style style:name="T6" style:family="text">
      <style:text-properties style:font-name="Arial" fo:font-size="12pt" fo:font-style="normal" fo:font-weight="normal" officeooo:rsid="000a5210" style:font-name-asian="Arial" style:font-size-asian="12pt" style:font-style-asian="normal" style:font-weight-asian="normal"/>
    </style:style>
    <style:style style:name="T7" style:family="text">
      <style:text-properties style:font-name="Arial" fo:font-size="12pt" fo:font-style="normal" fo:font-weight="normal" style:font-name-asian="Arial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什么是集合？ / Qu’est-ce qu’une collection ?</text:p>
      <text:p text:style-name="P1"/>
      <text:p text:style-name="P1">集合是对象的容器，用来存放和管理一组元素。</text:p>
      <text:p text:style-name="P1">Une collection est un conteneur d’objets, utilisé pour stocker et gérer un ensemble d’éléments.</text:p>
      <text:p text:style-name="P1"/>
      <text:p text:style-name="P1"/>
      <text:p text:style-name="P1">2.集合有什么用途？ / À quoi servent les collections ?</text:p>
      <text:p text:style-name="P1"/>
      <text:p text:style-name="P1">集合可以用来存储、查找、修改和遍历数据，让我们一次性处理一组对象。</text:p>
      <text:p text:style-name="P1">Les collections servent à stocker, rechercher, modifier et parcourir des données, ce qui permet de manipuler un ensemble d’objets en même temps.</text:p>
      <text:p text:style-name="P1"/>
      <text:p text:style-name="P1"/>
      <text:p text:style-name="P1">3.Pharo 标准库提供了哪些集合类型？ / Quels types de collections la bibliothèque standard de Pharo propose-t-elle ?</text:p>
      <text:p text:style-name="P1"/>
      <text:p text:style-name="P1">Array / 数组</text:p>
      <text:p text:style-name="P1">固定大小，适合已知长度的数据。</text:p>
      <text:p text:style-name="P1">Tableau de taille fixe, adapté aux données de longueur connue.</text:p>
      <text:p text:style-name="P1"/>
      <text:p text:style-name="P1">OrderedCollection / 有序集合</text:p>
      <text:p text:style-name="P1">大小可变，可以随时添加和删除。</text:p>
      <text:p text:style-name="P1">Collection dynamique, on peut ajouter ou supprimer des éléments facilement.</text:p>
      <text:p text:style-name="P1"/>
      <text:p text:style-name="P1">Set / 集合</text:p>
      <text:p text:style-name="P1">无序且不允许重复元素。</text:p>
      <text:p text:style-name="P1">Ensemble non ordonné, sans doublons.</text:p>
      <text:p text:style-name="P1"/>
      <text:p text:style-name="P1">Dictionary / 字典</text:p>
      <text:p text:style-name="P1">以键值对的形式存储数据。</text:p>
      <text:p text:style-name="P1">Stockage sous forme de paires clé-valeur.</text:p>
      <text:p text:style-name="P1"/>
      <text:p text:style-name="P1"/>
      <text:p text:style-name="P1">4.如何迭代集合？ / Comment itérer sur une collection ?</text:p>
      <text:p text:style-name="P1"/>
      <text:p text:style-name="P1">在 Pharo 中，可以通过发送不同的消息来迭代集合：</text:p>
      <text:p text:style-name="P1">do: 遍历所有元素</text:p>
      <text:p text:style-name="P1">collect: 映射生成新集合</text:p>
      <text:p text:style-name="P1">select: 过滤满足条件的元素</text:p>
      <text:p text:style-name="P1">inject:into: 累积计算</text:p>
      <text:p text:style-name="P1"/>
      <text:p text:style-name="P1"><text:soft-page-break/></text:p>
      <text:p text:style-name="P1">En Pharo, on parcourt une collection en lui envoyant différents messages :</text:p>
      <text:p text:style-name="P1">do: pour parcourir chaque élément</text:p>
      <text:p text:style-name="P1">collect: pour transformer et créer une nouvelle collection</text:p>
      <text:p text:style-name="P1">select: pour filtrer selon une condition</text:p>
      <text:p text:style-name="P1">inject:into: pour accumuler un résultat</text:p>
      <text:p text:style-name="P1"/>
      <text:p text:style-name="P1">#(1 2 3 4 5) select: [ :each | each even ].</text:p>
      <text:p text:style-name="P1">"Résultat : #(2 4)"</text:p>
      <text:p text:style-name="P1"/>
      <text:p text:style-name="P1"/>
      <text:p text:style-name="P1">5.这些集合之间有什么区别？ / Quelles sont les différences entre ces collections ?</text:p>
      <text:p text:style-name="P1"/>
      <text:p text:style-name="P1">Array / 数组</text:p>
      <text:p text:style-name="P1">固定大小，初始化时长度就确定。</text:p>
      <text:p text:style-name="P1">Tableau de taille fixe, la taille est définie à l’initialisation.</text:p>
      <text:p text:style-name="P1"/>
      <text:p text:style-name="P1">OrderedCollection / 有序集合</text:p>
      <text:p text:style-name="P1">大小可变，可以随时添加和删除元素。</text:p>
      <text:p text:style-name="P1">Collection dynamique, on peut ajouter ou supprimer des éléments librement.</text:p>
      <text:p text:style-name="P1"/>
      <text:p text:style-name="P1">Set / 集合</text:p>
      <text:p text:style-name="P1">无序，不允许重复元素。</text:p>
      <text:p text:style-name="P1">Ensemble non ordonné, sans doublons.</text:p>
      <text:p text:style-name="P1"/>
      <text:p text:style-name="P1">Dictionary / 字典</text:p>
      <text:p text:style-name="P1">按照键值对存储和访问元素。</text:p>
      <text:p text:style-name="P1">Stocke et accède aux éléments sous forme de paires clé-valeur.</text:p>
      <text:p text:style-name="P1"/>
      <text:p text:style-name="P1"/>
      <text:p text:style-name="P1">6.我是如何找到这些信息的？ / Comment ai-je trouvé ces informations ?</text:p>
      <text:p text:style-name="P1"/>
      <text:p text:style-name="P1"><text:s/>我观看了老师提供的教材视频和 PPT；</text:p>
      <text:p text:style-name="P1"><text:s/>在 Playground 里自己写了一些小例子进行测试；</text:p>
      <text:p text:style-name="P1"><text:s/>又在网上查阅了相关的资料，做了补充理解。</text:p>
      <text:p text:style-name="P1"/>
      <text:p text:style-name="P1"><text:s/>en regardant les vidéos et les PPT fournis par le professeur ;</text:p>
      <text:p text:style-name="P1"><text:s/>en testant moi-même de petits exemples dans le Playground ;</text:p>
      <text:p text:style-name="P1"><text:s/>en cherchant des ressources supplémentaires sur Internet pour compléter ma compréhension.</text:p>
      <text:p text:style-name="P1"/>
      <text:p text:style-name="P1">"Array"</text:p>
      <text:p text:style-name="P1"><text:soft-page-break/>a := #(1 2 3 4).</text:p>
      <text:p text:style-name="P1">Transcript show: (a at: 2). "→ 2"</text:p>
      <text:p text:style-name="P1"/>
      <text:p text:style-name="P1">"OrderedCollection"</text:p>
      <text:p text:style-name="P1">oc := OrderedCollection new.</text:p>
      <text:p text:style-name="P1">oc add: 10; add: 20.</text:p>
      <text:p text:style-name="P1">Transcript show: oc size. "→ 2"</text:p>
      <text:p text:style-name="P1"/>
      <text:p text:style-name="P1">"Set"</text:p>
      <text:p text:style-name="P1">s := Set new.</text:p>
      <text:p text:style-name="P1">s add: 1; add: 1; add: 2.</text:p>
      <text:p text:style-name="P1">Transcript show: s size. "→ 2"</text:p>
      <text:p text:style-name="P1"/>
      <text:p text:style-name="P1">"Dictionary"</text:p>
      <text:p text:style-name="P1">d := Dictionary new.</text:p>
      <text:p text:style-name="P1">d at: 'name' put: 'Pharo'.</text:p>
      <text:p text:style-name="P1">Transcript show: (d at: 'name'). "→ Pharo"</text:p>
      <text:p text:style-name="P1"/>
      <text:p text:style-name="P1">"迭代 "</text:p>
      <text:p text:style-name="P1">#(1 2 3 4 5) do: [ :each | Transcript show: each printString; cr ].</text:p>
      <text:p text:style-name="P1">#(1 2 3 4 5) select: [ :each | each even ]. "→ #(2 4)"</text:p>
      <text:p text:style-name="P1">#(1 2 3) collect: [ :each | each * 2 ]. "→ #(2 4 6)"</text:p>
      <text:p text:style-name="P1">#(1 2 3 4) inject: 0 into: [ :sum :each | sum + each ]. "→ 10"</text:p>
      <text:p text:style-name="P1"/>
      <text:p text:style-name="P2">==2==</text:p>
      <text:p text:style-name="P3"><text:span text:style-name="T1">1.</text:span><text:span text:style-name="T2">如何在 </text:span><text:span text:style-name="T1">Pharo </text:span><text:span text:style-name="T2">中写条件语句？ </text:span><text:span text:style-name="T1">/ Comment écrire des conditionnels en Pharo ?</text:span></text:p>
      <text:p text:style-name="P4"/>
      <text:p text:style-name="P5"><text:span text:style-name="T1">Pharo </text:span><text:span text:style-name="T2">使用消息而不是关键字来写条件语句。例如：</text:span></text:p>
      <text:p text:style-name="P6">En Pharo, on utilise l’envoi de messages plutôt que des mots-clés pour écrire des conditionnels.</text:p>
      <text:p text:style-name="P4"/>
      <text:p text:style-name="P6">x &gt; 5 </text:p>
      <text:p text:style-name="P5">    <text:span text:style-name="T1">ifTrue: [ Transcript show: '1'; cr ] </text:span></text:p>
      <text:p text:style-name="P5">    <text:span text:style-name="T1">ifFalse: [ Transcript show: '2'; cr ].</text:span></text:p>
      <text:p text:style-name="P7"/>
      <text:p text:style-name="P7"/>
      <text:p text:style-name="P7"/>
      <text:p text:style-name="P8"><text:span text:style-name="T1">2.Pharo </text:span><text:span text:style-name="T2">的条件语句和其他语言有什么不同？ </text:span><text:span text:style-name="T1">/ Quelle est la différence avec d’autres langages ?</text:span></text:p>
      <text:p text:style-name="P7"/>
      <text:p text:style-name="P8"><text:span text:style-name="T2">在 </text:span><text:span text:style-name="T1">Java </text:span><text:span text:style-name="T2">或 </text:span><text:span text:style-name="T1">Python </text:span><text:span text:style-name="T2">中，条件语句通常用关键字 </text:span><text:span text:style-name="T1">if</text:span><text:span text:style-name="T2">。</text:span></text:p>
      <text:p text:style-name="P7">En Java ou Python, on utilise le mot-clé if pour exprimer une condition.</text:p>
      <text:p text:style-name="P7"/>
      <text:p text:style-name="P8"><text:span text:style-name="T1">Pharo </text:span><text:span text:style-name="T2">则把条件判断看作对象的行为，通过 消息传递 来实现。</text:span></text:p>
      <text:p text:style-name="P7">En Pharo, les conditions sont traitées comme des comportements d’objets et exprimées via l’envoi de messages.</text:p>
      <text:p text:style-name="P7"><text:soft-page-break/></text:p>
      <text:p text:style-name="P7"/>
      <text:p text:style-name="P7"/>
      <text:p text:style-name="P7"/>
      <text:p text:style-name="P8"><text:span text:style-name="T1">3.</text:span><text:span text:style-name="T2">这种写法的优缺点是什么？ </text:span><text:span text:style-name="T1">/ Quels sont les avantages et inconvénients de cette approche ?</text:span></text:p>
      <text:p text:style-name="P7"/>
      <text:p text:style-name="P8"><text:span text:style-name="T2">优点 </text:span><text:span text:style-name="T1">/ Avantages :</text:span></text:p>
      <text:p text:style-name="P7"/>
      <text:p text:style-name="P9">保持“一切皆对象”，语法统一，没有特殊关键字。</text:p>
      <text:p text:style-name="P7"/>
      <text:p text:style-name="P9">更符合面向对象编程的思想，条件判断就是对象的行为。</text:p>
      <text:p text:style-name="P7"/>
      <text:p text:style-name="P8"><text:span text:style-name="T2">条件语句可以作为对象传递，更灵活。</text:span></text:p>
      <text:p text:style-name="P7"/>
      <text:p text:style-name="P7">Avantages :</text:p>
      <text:p text:style-name="P7"/>
      <text:p text:style-name="P7">Tout est objet, la syntaxe reste uniforme, sans mot-clé spécial.</text:p>
      <text:p text:style-name="P7"/>
      <text:p text:style-name="P7">Plus cohérent avec l’esprit de la programmation orientée objet.</text:p>
      <text:p text:style-name="P7"/>
      <text:p text:style-name="P7">Les conditionnels peuvent être passés comme objets, ce qui donne plus de flexibilité.</text:p>
      <text:p text:style-name="P7"/>
      <text:p text:style-name="P7"/>
      <text:p text:style-name="P8"><text:span text:style-name="T2">缺点 </text:span><text:span text:style-name="T1">/ Inconvénients :</text:span></text:p>
      <text:p text:style-name="P7"/>
      <text:p text:style-name="P8"><text:span text:style-name="T2">对习惯了传统 </text:span><text:span text:style-name="T1">if </text:span><text:span text:style-name="T2">语法的人来说不直观。</text:span></text:p>
      <text:p text:style-name="P7"/>
      <text:p text:style-name="P9">初学者需要一些时间适应消息风格。</text:p>
      <text:p text:style-name="P7"/>
      <text:p text:style-name="P9">代码嵌套多时可读性下降。</text:p>
      <text:p text:style-name="P7"/>
      <text:p text:style-name="P7">Inconvénients :</text:p>
      <text:p text:style-name="P7"/>
      <text:p text:style-name="P7">Moins intuitif pour ceux qui sont habitués à la syntaxe classique if.</text:p>
      <text:p text:style-name="P7"/>
      <text:p text:style-name="P7">Les débutants doivent s’habituer au style basé sur l’envoi de messages.</text:p>
      <text:p text:style-name="P7"/>
      <text:p text:style-name="P7">Quand il y a beaucoup d’imbrications, la lisibilité du code peut diminuer.</text:p>
      <text:p text:style-name="P7"/>
      <text:p text:style-name="P7"/>
      <text:p text:style-name="P7"/>
      <text:p text:style-name="P8"><text:span text:style-name="T3">4</text:span><text:span text:style-name="T1">.</text:span><text:span text:style-name="T2">我是如何找到这些信息的？ </text:span><text:span text:style-name="T1">/ Comment ai-je trouvé ces informations ?</text:span></text:p>
      <text:p text:style-name="P7"/>
      <text:p text:style-name="P8"><text:span text:style-name="T2">看了老师给的教材视频和 </text:span><text:span text:style-name="T1">PPT</text:span><text:span text:style-name="T2">，对 </text:span><text:span text:style-name="T1">Pharo </text:span><text:span text:style-name="T2">的条件语句有了总体认识。</text:span></text:p>
      <text:p text:style-name="P7">J’ai regardé les vidéos et PPT fournis par l’enseignant pour une vue d’ensemble.</text:p>
      <text:p text:style-name="P7"/>
      <text:p text:style-name="P8"><text:span text:style-name="T2">在 </text:span><text:span text:style-name="T1">Help Browser </text:span><text:span text:style-name="T2">与 </text:span><text:span text:style-name="T1">Pharo by Example </text:span><text:span text:style-name="T2">里查语法说明，并在 </text:span><text:span text:style-name="T1">Playground </text:span><text:span text:style-name="T2">里自己跑小例子验证。</text:span></text:p>
      <text:p text:style-name="P7">J’ai consulté le Help Browser et Pharo by Example, puis j’ai vérifié dans le Playground avec de petits exemples.</text:p>
      <text:p text:style-name="P7"/>
      <text:p text:style-name="P8"><text:soft-page-break/><text:span text:style-name="T2">又在网上搜索社区讨论（</text:span><text:span text:style-name="T1">Stack Overflow</text:span><text:span text:style-name="T2">、</text:span><text:span text:style-name="T1">mailing list </text:span><text:span text:style-name="T2">片段），对 </text:span><text:span text:style-name="T1">ifTrue:ifFalse:</text:span><text:span text:style-name="T2">、</text:span><text:span text:style-name="T1">ifNil: </text:span><text:span text:style-name="T2">等常见用法做了对比。</text:span></text:p>
      <text:p text:style-name="P7">J’ai complété par des recherches en ligne (discussions de la communauté) pour comparer ifTrue:ifFalse: et ifNil:.</text:p>
      <text:p text:style-name="P7"/>
      <text:p text:style-name="P7"/>
      <text:p text:style-name="P7"/>
      <text:p text:style-name="P8"><text:span text:style-name="T3">5</text:span><text:span text:style-name="T1">.</text:span><text:span text:style-name="T2">我尝试过的代码（条件语句） </text:span><text:span text:style-name="T1">/ Exemples que j’ai testés (conditionnels)</text:span></text:p>
      <text:p text:style-name="P7"/>
      <text:p text:style-name="P8"><text:span text:style-name="T1">"1) </text:span><text:span text:style-name="T2">基本分支 </text:span><text:span text:style-name="T1">/ Branche simple"</text:span></text:p>
      <text:p text:style-name="P7">n := 7.</text:p>
      <text:p text:style-name="P7">n &gt; 5</text:p>
      <text:p text:style-name="P8">    <text:span text:style-name="T1">ifTrue: [ Transcript show: 'Bigger'; cr ]</text:span></text:p>
      <text:p text:style-name="P8">    <text:span text:style-name="T1">ifFalse: [ Transcript show: 'Smaller'; cr ].</text:span></text:p>
      <text:p text:style-name="P7"/>
      <text:p text:style-name="P8"><text:span text:style-name="T1">"2) </text:span><text:span text:style-name="T2">只在真时执行 </text:span><text:span text:style-name="T1">/ Exécuter seulement si vrai"</text:span></text:p>
      <text:p text:style-name="P7">(-3 &gt; 0) ifTrue: [ Transcript show: 'Positive'; cr ].</text:p>
      <text:p text:style-name="P7"/>
      <text:p text:style-name="P8"><text:span text:style-name="T1">"3) </text:span><text:span text:style-name="T2">作为表达式返回值 </text:span><text:span text:style-name="T1">/ Utiliser le conditionnel comme expression"</text:span></text:p>
      <text:p text:style-name="P7">label := (n even</text:p>
      <text:p text:style-name="P8">            <text:span text:style-name="T1">ifTrue: [ 'even' ]</text:span></text:p>
      <text:p text:style-name="P8">            <text:span text:style-name="T1">ifFalse: [ 'odd' ]).</text:span></text:p>
      <text:p text:style-name="P7">Transcript show: label; cr.</text:p>
      <text:p text:style-name="P7"/>
      <text:p text:style-name="P8"><text:span text:style-name="T1">"4) </text:span><text:span text:style-name="T2">多层判断 </text:span><text:span text:style-name="T1">/ Imbrication"</text:span></text:p>
      <text:p text:style-name="P7">m := 0.</text:p>
      <text:p text:style-name="P7">m &gt; 0</text:p>
      <text:p text:style-name="P8">    <text:span text:style-name="T1">ifTrue: [ Transcript show: 'Positive'; cr ]</text:span></text:p>
      <text:p text:style-name="P8">    <text:span text:style-name="T1">ifFalse: [</text:span></text:p>
      <text:p text:style-name="P8">        <text:span text:style-name="T1">m = 0</text:span></text:p>
      <text:p text:style-name="P8">            <text:span text:style-name="T1">ifTrue: [ Transcript show: 'Zero'; cr ]</text:span></text:p>
      <text:p text:style-name="P8">            <text:span text:style-name="T1">ifFalse: [ Transcript show: 'Negative'; cr ] ].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0">==3==</text:p>
      <text:p text:style-name="P11"><text:span text:style-name="T4">1.</text:span><text:span text:style-name="T5">如何在 </text:span><text:span text:style-name="T4">Pharo </text:span><text:span text:style-name="T5">中写一个带类和方法的小程序？</text:span></text:p>
      <text:p text:style-name="P7">Comment écrire un petit programme avec classes et méthodes en Pharo ?</text:p>
      <text:p text:style-name="P7"/>
      <text:p text:style-name="P8"><text:span text:style-name="T2">在 </text:span><text:span text:style-name="T1">Pharo </text:span><text:span text:style-name="T2">中，类是对象，定义时需要指定实例变量。</text:span></text:p>
      <text:p text:style-name="P7">En Pharo, une classe est aussi un objet ; on la définit avec des variables d’instance. Les méthodes définissent les comportements de cette classe.</text:p>
      <text:p text:style-name="P7"/>
      <text:p text:style-name="P8"><text:span text:style-name="T2">一个简单的 </text:span><text:span text:style-name="T1">Counter </text:span><text:span text:style-name="T2">类 </text:span><text:span text:style-name="T1">/ Exemple : une classe Counter simple</text:span></text:p>
      <text:p text:style-name="P7"/>
      <text:p text:style-name="P7">Object subclass: #Counter</text:p>
      <text:p text:style-name="P8">    <text:span text:style-name="T1">instanceVariableNames: 'count'</text:span></text:p>
      <text:p text:style-name="P8">    <text:span text:style-name="T1">classVariableNames: ''</text:span></text:p>
      <text:p text:style-name="P8">    <text:span text:style-name="T1">package: 'MyPackage'.</text:span></text:p>
      <text:p text:style-name="P7"/>
      <text:p text:style-name="P8"><text:span text:style-name="T1">"</text:span><text:span text:style-name="T2">初始化方法</text:span><text:span text:style-name="T1">"</text:span></text:p>
      <text:p text:style-name="P7"><text:soft-page-break/>Counter &gt;&gt; initialize</text:p>
      <text:p text:style-name="P8">    <text:span text:style-name="T1">count := 0.</text:span></text:p>
      <text:p text:style-name="P7"/>
      <text:p text:style-name="P8"><text:span text:style-name="T1">"</text:span><text:span text:style-name="T2">增加计数</text:span><text:span text:style-name="T1">"</text:span></text:p>
      <text:p text:style-name="P7">Counter &gt;&gt; increment</text:p>
      <text:p text:style-name="P8">    <text:span text:style-name="T1">count := count + 1.</text:span></text:p>
      <text:p text:style-name="P7"/>
      <text:p text:style-name="P8"><text:span text:style-name="T1">"</text:span><text:span text:style-name="T2">获取当前值</text:span><text:span text:style-name="T1">"</text:span></text:p>
      <text:p text:style-name="P7">Counter &gt;&gt; value</text:p>
      <text:p text:style-name="P8">    <text:span text:style-name="T1">^ count.</text:span></text:p>
      <text:p text:style-name="P7"/>
      <text:p text:style-name="P8"><text:span text:style-name="T1">"</text:span><text:span text:style-name="T2">重置计数</text:span><text:span text:style-name="T1">"</text:span></text:p>
      <text:p text:style-name="P7">Counter &gt;&gt; reset</text:p>
      <text:p text:style-name="P8">    <text:span text:style-name="T1">count := 0.</text:span></text:p>
      <text:p text:style-name="P7"/>
      <text:p text:style-name="P8"><text:span text:style-name="T2">测试 </text:span><text:span text:style-name="T1">/ Test :</text:span></text:p>
      <text:p text:style-name="P7"/>
      <text:p text:style-name="P7">c := Counter new.</text:p>
      <text:p text:style-name="P7">c increment.</text:p>
      <text:p text:style-name="P7">c increment.</text:p>
      <text:p text:style-name="P7">Transcript show: c value printString; cr. "→ 2"</text:p>
      <text:p text:style-name="P7">c reset.</text:p>
      <text:p text:style-name="P7">Transcript show: c value printString; cr. "→ 0"</text:p>
      <text:p text:style-name="P7"/>
      <text:p text:style-name="P7"/>
      <text:p text:style-name="P7"/>
      <text:p text:style-name="P8"><text:span text:style-name="T5">2.</text:span><text:span text:style-name="T2">我写了什么程序？遇到什么问题？</text:span></text:p>
      <text:p text:style-name="P7"/>
      <text:p text:style-name="P7">/ Quel programme ai-je écrit ? Quels problèmes ai-je rencontrés ?</text:p>
      <text:p text:style-name="P7"/>
      <text:p text:style-name="P8"><text:span text:style-name="T2">我写了一个简单的 </text:span><text:span text:style-name="T1">Counter </text:span><text:span text:style-name="T2">类，包含 </text:span><text:span text:style-name="T1">increment</text:span><text:span text:style-name="T2">、</text:span><text:span text:style-name="T1">reset </text:span><text:span text:style-name="T2">和 </text:span><text:span text:style-name="T1">value </text:span><text:span text:style-name="T2">方法。</text:span></text:p>
      <text:p text:style-name="P7">J’ai écrit une petite classe Counter avec les méthodes increment, reset et value.</text:p>
      <text:p text:style-name="P7"/>
      <text:p text:style-name="P8"><text:span text:style-name="T2">遇到的问题是：一开始忘了在 </text:span><text:span text:style-name="T1">initialize </text:span><text:span text:style-name="T2">里给 </text:span><text:span text:style-name="T1">count </text:span><text:span text:style-name="T2">赋初始值，导致 </text:span><text:span text:style-name="T1">nil </text:span><text:span text:style-name="T2">出现错误。后来我在 </text:span><text:span text:style-name="T1">initialize </text:span><text:span text:style-name="T2">中写了 </text:span><text:span text:style-name="T1">count := 0. </text:span><text:span text:style-name="T2">解决了问题。</text:span></text:p>
      <text:p text:style-name="P7">Le problème rencontré : j’avais oublié d’initialiser la variable count dans initialize, ce qui provoquait une erreur avec nil. J’ai corrigé en ajoutant count := 0. dans initialize.</text:p>
      <text:p text:style-name="P7"/>
      <text:p text:style-name="P7"/>
      <text:p text:style-name="P7"/>
      <text:p text:style-name="P8"><text:span text:style-name="T6">3.</text:span><text:span text:style-name="T2">我是如何找到这些信息的？</text:span></text:p>
      <text:p text:style-name="P12"/>
      <text:p text:style-name="P13">/ Comment ai-je trouvé ces informations ?</text:p>
      <text:p text:style-name="P4"/>
      <text:p text:style-name="P8"><text:span text:style-name="T2">我参考了老师提供的 </text:span><text:span text:style-name="T1">PPT </text:span><text:span text:style-name="T2">示例；</text:span></text:p>
      <text:p text:style-name="P7"/>
      <text:p text:style-name="P8"><text:span text:style-name="T2">在 </text:span><text:span text:style-name="T1">Playground </text:span><text:span text:style-name="T2">尝试创建自己的类并运行；</text:span></text:p>
      <text:p text:style-name="P7"/>
      <text:p text:style-name="P8"><text:span text:style-name="T2">查阅了 </text:span><text:span text:style-name="T1">Pharo by Example </text:span><text:span text:style-name="T2">和网上的一些教程。</text:span></text:p>
      <text:p text:style-name="P7"/>
      <text:p text:style-name="P7">Je me suis basé sur les exemples du PPT du professeur ;</text:p>
      <text:p text:style-name="P7"/>
      <text:p text:style-name="P7"><text:soft-page-break/>J’ai testé dans le Playground en créant ma propre classe ;</text:p>
      <text:p text:style-name="P7"/>
      <text:p text:style-name="P7">J’ai consulté Pharo by Example et quelques tutoriels en ligne.</text:p>
      <text:p text:style-name="P10"/>
      <text:p text:style-name="P10"/>
      <text:p text:style-name="P10">Ma ligne:</text:p>
      <text:p text:style-name="P10"><text:a xlink:type="simple" xlink:href="https://github.com/jingyihuang123/c3p_my_count/tree/main/src" text:style-name="Internet_20_link" text:visited-style-name="Visited_20_Internet_20_Link">https://github.com/jingyihuang123/c3p_my_count/tree/main/src</text:a></text:p>
      <text:p text:style-name="P10"/>
      <text:p text:style-name="P10">==4==</text:p>
      <text:p text:style-name="P14"><text:span text:style-name="T1">1.Pharo </text:span><text:span text:style-name="T2">方法通常有哪些编码规则？ </text:span><text:span text:style-name="T1">/ Quelles sont les règles de style courantes en Pharo ?</text:span></text:p>
      <text:p text:style-name="P7"/>
      <text:p text:style-name="P9">方法应当 简短、可读，最好只做一件事。</text:p>
      <text:p text:style-name="P8"><text:span text:style-name="T2">方法名一般以小写字母开头，采用驼峰式，例如 </text:span><text:span text:style-name="T1">incrementCounter</text:span><text:span text:style-name="T2">。</text:span></text:p>
      <text:p text:style-name="P9">不要写太长的方法链或过深嵌套，保持清晰。</text:p>
      <text:p text:style-name="P7"/>
      <text:p text:style-name="P7">Les méthodes doivent être courtes et lisibles, idéalement ne faire qu’une seule chose.</text:p>
      <text:p text:style-name="P7">Les noms de méthodes commencent par une minuscule et utilisent le camelCase, par exemple incrementCounter.</text:p>
      <text:p text:style-name="P7">Éviter les chaînes trop longues de messages et les imbrications complexes.</text:p>
      <text:p text:style-name="P7"/>
      <text:p text:style-name="P7"/>
      <text:p text:style-name="P7"/>
      <text:p text:style-name="P8"><text:span text:style-name="T1">2.</text:span><text:span text:style-name="T2">有哪些工具可以帮助发现违反规则的情况？</text:span></text:p>
      <text:p text:style-name="P7"/>
      <text:p text:style-name="P7">/ Existe-t-il des outils pour détecter les violations de style ?</text:p>
      <text:p text:style-name="P8"><text:span text:style-name="T1">Pharo </text:span><text:span text:style-name="T2">提供了 </text:span><text:span text:style-name="T1">Critic Browser</text:span><text:span text:style-name="T2">，可以自动检查常见的代码风格问题。</text:span></text:p>
      <text:p text:style-name="P7">Pharo offre le Critic Browser, qui peut analyser automatiquement le code et signaler les violations de style.</text:p>
      <text:p text:style-name="P7"/>
      <text:p text:style-name="P7"/>
      <text:p text:style-name="P8"><text:span text:style-name="T1">3.</text:span><text:span text:style-name="T2">展示违规代码示例</text:span></text:p>
      <text:p text:style-name="P9">符合风格的代码：</text:p>
      <text:p text:style-name="P12"/>
      <text:p text:style-name="P13">Counter &gt;&gt; increment</text:p>
      <text:p text:style-name="P15">    <text:span text:style-name="T1">count := count + 1.</text:span></text:p>
      <text:p text:style-name="P4"/>
      <text:p text:style-name="P8"> <text:span text:style-name="T2">不符合风格的代码（方法太长 </text:span><text:span text:style-name="T1">+ </text:span><text:span text:style-name="T2">名字不规范）：</text:span></text:p>
      <text:p text:style-name="P7"/>
      <text:p text:style-name="P7">Counter &gt;&gt; IncrementCounterAndPrintItNow</text:p>
      <text:p text:style-name="P16">    <text:span text:style-name="T1">count := count + 1.</text:span></text:p>
      <text:p text:style-name="P8">    <text:span text:style-name="T1">Transcript show: 'The value is now: ', count printString; cr.</text:span></text:p>
      <text:p text:style-name="P8">    <text:span text:style-name="T1">"</text:span><text:span text:style-name="T2">方法名太长，不符合规范，</text:span><text:span text:style-name="T1">le nom est trop long "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>==5==</text:span></text:p>
      <text:p text:style-name="P17"><text:span text:style-name="T1">1.</text:span><text:span text:style-name="T7">你能学到级联（</text:span><text:span text:style-name="T1">cascades</text:span><text:span text:style-name="T7">）和代码块闭包（</text:span><text:span text:style-name="T1">block closures</text:span><text:span text:style-name="T7">）吗？你是怎么学习的？</text:span></text:p>
      <text:p text:style-name="P7"/>
      <text:p text:style-name="P7">Peux-tu apprendre les cascades et les block closures ? Comment t’y es-tu pris ?</text:p>
      <text:p text:style-name="P7"/>
      <text:p text:style-name="P8"><text:soft-page-break/><text:span text:style-name="T2">级联 </text:span><text:span text:style-name="T1">/ Cascades</text:span></text:p>
      <text:p text:style-name="P8"><text:span text:style-name="T2">在 </text:span><text:span text:style-name="T1">Pharo </text:span><text:span text:style-name="T2">中，级联用分号 </text:span><text:span text:style-name="T1">;</text:span><text:span text:style-name="T2">，可以对同一个对象连续发送多个消息，避免重复写对象名。</text:span></text:p>
      <text:p text:style-name="P7">En Pharo, une cascade s’écrit avec ;, ce qui permet d’envoyer plusieurs messages de suite au même objet sans le répéter.</text:p>
      <text:p text:style-name="P7"/>
      <text:p text:style-name="P7">Transcript </text:p>
      <text:p text:style-name="P8">    <text:span text:style-name="T1">show: 'Hello'; </text:span></text:p>
      <text:p text:style-name="P8">    <text:span text:style-name="T1">cr; </text:span></text:p>
      <text:p text:style-name="P8">    <text:span text:style-name="T1">show: 'World'; </text:span></text:p>
      <text:p text:style-name="P8">    <text:span text:style-name="T1">cr.</text:span></text:p>
      <text:p text:style-name="P7"/>
      <text:p text:style-name="P7"/>
      <text:p text:style-name="P7"/>
      <text:p text:style-name="P8"><text:span text:style-name="T1">2.</text:span><text:span text:style-name="T2">代码块闭包 </text:span><text:span text:style-name="T1">/ Block closures</text:span></text:p>
      <text:p text:style-name="P8"><text:span text:style-name="T2">闭包用方括号 </text:span><text:span text:style-name="T1">[] </text:span><text:span text:style-name="T2">表示，可以像函数一样传递。</text:span></text:p>
      <text:p text:style-name="P7">Un block closure est écrit entre crochets [], il peut être passé comme une fonction.</text:p>
      <text:p text:style-name="P7"/>
      <text:p text:style-name="P7">square := [ :x | x * x ].</text:p>
      <text:p text:style-name="P7">Transcript show: (square value: 5) printString. "→ 25"</text:p>
      <text:p text:style-name="P7"/>
      <text:p text:style-name="P7"/>
      <text:p text:style-name="P8"><text:span text:style-name="T1">3.</text:span><text:span text:style-name="T2">我是如何学习这些内容的？ </text:span><text:span text:style-name="T1">/ Comment ai-je appris ces notions ?</text:span></text:p>
      <text:p text:style-name="P7"/>
      <text:p text:style-name="P9">我主要通过：</text:p>
      <text:p text:style-name="P7"/>
      <text:p text:style-name="P8"><text:span text:style-name="T2">阅读老师 </text:span><text:span text:style-name="T1">PPT</text:span><text:span text:style-name="T2">；</text:span></text:p>
      <text:p text:style-name="P7"/>
      <text:p text:style-name="P8"><text:span text:style-name="T2">在 </text:span><text:span text:style-name="T1">Playground </text:span><text:span text:style-name="T2">尝试自己写级联和闭包；</text:span></text:p>
      <text:p text:style-name="P7"/>
      <text:p text:style-name="P8"><text:span text:style-name="T2">查阅 </text:span><text:span text:style-name="T1">Pharo by Example </text:span><text:span text:style-name="T2">和网上的资料。</text:span></text:p>
      <text:p text:style-name="P7"/>
      <text:p text:style-name="P7">J’ai appris en :</text:p>
      <text:p text:style-name="P7"/>
      <text:p text:style-name="P7">lisant les slides du professeur ;</text:p>
      <text:p text:style-name="P7"/>
      <text:p text:style-name="P7">testant moi-même les cascades et block closures dans le Playground ;</text:p>
      <text:p text:style-name="P7"/>
      <text:p text:style-name="P7">consultant Pharo by Example et des ressources en ligne.</text:p>
      <text:p text:style-name="P7"/>
      <text:p text:style-name="P7"/>
      <text:p text:style-name="P8"><text:span text:style-name="T1">4.</text:span><text:span text:style-name="T2">我问过老师的问题 </text:span><text:span text:style-name="T1">/ Question posée au professeur</text:span></text:p>
      <text:p text:style-name="P7"/>
      <text:p text:style-name="P9">我在练习过程中遇到一个问题，就去问了老师：</text:p>
      <text:p text:style-name="P8"><text:span text:style-name="T2">当我在 </text:span><text:span text:style-name="T1">Pharo </text:span><text:span text:style-name="T2">里用 </text:span><text:span text:style-name="T1">Ctrl+S </text:span><text:span text:style-name="T2">时，代码能正常保存，但用 </text:span><text:span text:style-name="T1">Ctrl+D </text:span><text:span text:style-name="T2">时会出现错误。我不理解原因。</text:span></text:p>
      <text:p text:style-name="P7"/>
      <text:p text:style-name="P7">Pendant mes exercices, j’ai posé la question suivante au professeur :</text:p>
      <text:p text:style-name="P7">Quand j’utilise Ctrl+S dans Pharo, le code se sauvegarde normalement, mais avec Ctrl+D une erreur apparaît. Je ne comprends pas pourquoi.</text:p>
      <text:p text:style-name="P17"><text:span text:style-name="T1"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6:22:20.702936199</meta:creation-date>
    <dc:date>2025-09-09T17:23:24.955466612</dc:date>
    <meta:editing-duration>PT4M15S</meta:editing-duration>
    <meta:editing-cycles>1</meta:editing-cycles>
    <meta:document-statistic meta:table-count="0" meta:image-count="0" meta:object-count="0" meta:page-count="8" meta:paragraph-count="225" meta:word-count="2474" meta:character-count="8766" meta:non-whitespace-character-count="7473"/>
    <meta:generator>LibreOffice/24.8.7.2$Linux_X86_64 LibreOffice_project/480$Build-2</meta:generator>
  </office:meta>
</office:document-meta>
</file>